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5">
      <style:text-properties style:font-name="Times New Roman" fo:font-size="14pt" fo:font-style="normal" fo:font-weight="bold" officeooo:rsid="000c2e73" officeooo:paragraph-rsid="000c2e73" style:font-size-asian="14pt" style:font-style-asian="normal" style:font-weight-asian="bold" style:font-size-complex="14pt" style:font-style-complex="normal" style:font-weight-complex="bold"/>
    </style:style>
    <style:style style:name="P2" style:family="paragraph" style:parent-style-name="Heading_20_5">
      <style:text-properties style:font-name="Times New Roman" fo:font-size="16pt" fo:font-weight="bold" officeooo:rsid="000f2d44" officeooo:paragraph-rsid="000f2d44" style:font-size-asian="16pt" style:font-weight-asian="bold" style:font-size-complex="16pt" style:font-weight-complex="bold"/>
    </style:style>
    <style:style style:name="P3" style:family="paragraph" style:parent-style-name="Standard">
      <style:text-properties style:font-name="Times New Roman" officeooo:rsid="000c2e73" officeooo:paragraph-rsid="000c2e73"/>
    </style:style>
    <style:style style:name="P4" style:family="paragraph" style:parent-style-name="Standard">
      <style:text-properties style:font-name="Times New Roman" officeooo:rsid="000c2e73" officeooo:paragraph-rsid="000d9754"/>
    </style:style>
    <style:style style:name="P5" style:family="paragraph" style:parent-style-name="Standard">
      <style:text-properties style:font-name="Times New Roman" fo:font-weight="bold" officeooo:rsid="000f2d44" officeooo:paragraph-rsid="000f2d44" style:font-weight-asian="bold" style:font-weight-complex="bold"/>
    </style:style>
    <style:style style:name="P6" style:family="paragraph" style:parent-style-name="Standard">
      <style:text-properties style:font-name="Times New Roman" officeooo:rsid="000f01c4" officeooo:paragraph-rsid="000f01c4"/>
    </style:style>
    <style:style style:name="P7" style:family="paragraph" style:parent-style-name="Standard">
      <style:text-properties style:font-name="Times New Roman" officeooo:rsid="000f2d44" officeooo:paragraph-rsid="000f2d44"/>
    </style:style>
    <style:style style:name="P8" style:family="paragraph" style:parent-style-name="Text_20_body">
      <style:text-properties style:font-name="Times New Roman" fo:font-weight="bold" officeooo:paragraph-rsid="00144d92" style:font-weight-asian="bold" style:font-weight-complex="bold"/>
    </style:style>
    <style:style style:name="P9" style:family="paragraph" style:parent-style-name="Text_20_body">
      <style:text-properties style:font-name="Times New Roman" fo:font-style="normal" fo:font-weight="bold" style:font-style-asian="normal" style:font-weight-asian="bold" style:font-style-complex="normal" style:font-weight-complex="bold"/>
    </style:style>
    <style:style style:name="P10" style:family="paragraph" style:parent-style-name="Text_20_body">
      <style:text-properties style:font-name="Times New Roman" fo:font-weight="normal" officeooo:rsid="00109e0e" officeooo:paragraph-rsid="00109e0e" style:font-weight-asian="normal" style:font-weight-complex="normal"/>
    </style:style>
    <style:style style:name="P11" style:family="paragraph" style:parent-style-name="Text_20_body">
      <style:text-properties style:font-name="Times New Roman" fo:font-weight="normal" officeooo:rsid="00120022" officeooo:paragraph-rsid="00120022" style:font-weight-asian="normal" style:font-weight-complex="normal"/>
    </style:style>
    <style:style style:name="T1" style:family="text">
      <style:text-properties officeooo:rsid="000f2d44"/>
    </style:style>
    <style:style style:name="T2" style:family="text">
      <style:text-properties officeooo:rsid="00109e0e"/>
    </style:style>
    <style:style style:name="T3" style:family="text">
      <style:text-properties officeooo:rsid="0010e448"/>
    </style:style>
    <style:style style:name="T4" style:family="text">
      <style:text-properties officeooo:rsid="001200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Oppgave 2B - tekst - 10 poeng</text:h>
      <text:p text:style-name="P9">Beskriv problemene med den eksisterende koden i rotate() og beskriv og forklar endringene du har valgt å gjøre. Teksten på denne oppgaven skal sammen med teksten fra oppgavene 1B og 2C være på 600 ord (+/- 10%).</text:p>
      <text:p text:style-name="P4"/>
      <text:p text:style-name="P3"/>
      <text:p text:style-name="P6">Funksjonen rotate består av en <text:span text:style-name="T2">liste vi skal sette en </text:span>løkke <text:span text:style-name="T2">i, </text:span>med <text:span text:style-name="T2">4 variabler og 16</text:span> if-setninger for å tegne opp et 4x4 rutenett. Funksjonen skal tegne opp et nytt rutenett hver gang du trykker på rotate knappen med tetris formen rotert 90grader mer for hver gang.</text:p>
      <text:p text:style-name="P6">Endring jeg begynte med var å skrive om alle if-setningene til variablene i for løkka til løkker, som gjorde om 16 if-setninger til 4 for løkker. </text:p>
      <text:p text:style-name="P6"/>
      <text:p text:style-name="P6">Neste endring var å se at colIndex og newRowIndex var det samme, så jeg bytta navnet på colIndex til newRowIndex og fjernet jeg den gamle newRowIndex løkka siden den <text:span text:style-name="T1">ikke var nødvendig.</text:span></text:p>
      <text:p text:style-name="P6"/>
      <text:p text:style-name="P7">For å lage newColIndex så kunne jeg fjerne løkken jeg hadde laget og heller sette den til newColIndex = 3 – rowIndex for å få det samme resultatet. Jeg valgte å beholde disse to variablene, istedenfor å bytte de ut da jeg syntes det ble lettere å <text:span text:style-name="T2">lese variabelen newIndex</text:span>. </text:p>
      <text:p text:style-name="P7"/>
      <text:h text:style-name="P2" text:outline-level="5">Oppgave 2C - tekst - 10 poeng</text:h>
      <text:p text:style-name="P8">Gjør rede for design mønsteret model-view-controller ut fra eksemplet i denne oppgaven. Teksten på denne oppgaven skal sammen med teksten fra oppgavene 1B og 2B være på 600 ord (+/- 10%).</text:p>
      <text:p text:style-name="P10">Mvc <text:span text:style-name="T3">er et programvare designmønster der du deler opp programme i tre deler. I oppgaven våres skal vi jobbe med funksjonen rotate, som ligger i controller delen. Controller delen er der arbeide skal skje, det er den som tar input fra brukeren og gjør forandringer utifra det, og så sende disse forandringene til model, som lagrer disse forandringene hos seg. View er den som </text:span><text:span text:style-name="T4">tar innholdet fra</text:span><text:span text:style-name="T3"> modellen og viser dette til brukeren. </text:span></text:p>
      <text:p text:style-name="P11">I tetris oppgaven kan vi trykke på de forskjellige formene, når vi trykker så reagerer kontrolleren og gjør forandringene, kontrolløren sender dette til model som lagrer de, som oppdatere view og brukeren ser forandringen i view. </text:p>
      <text:p text:style-name="P11">I tetris oppgaven jobber vi med funksjonen rotate, som har en liste tmpBoard, som vi bruker til å forandre board ved å skrive ’board = tmpBoard’ og så kaller vi updateView som henter variabelen board fra modellen og oppdaterer view(updateView().</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b" fo:country="N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0T11:03:19.551000000</meta:creation-date>
    <dc:date>2023-09-21T10:04:52.786000000</dc:date>
    <meta:editing-duration>PT19H30M47S</meta:editing-duration>
    <meta:editing-cycles>2</meta:editing-cycles>
    <meta:generator>LibreOffice/7.3.3.2$Windows_X86_64 LibreOffice_project/d1d0ea68f081ee2800a922cac8f79445e4603348</meta:generator>
    <meta:document-statistic meta:table-count="0" meta:image-count="0" meta:object-count="0" meta:page-count="1" meta:paragraph-count="11" meta:word-count="386" meta:character-count="2230" meta:non-whitespace-character-count="1850"/>
  </office:meta>
</office:document-meta>
</file>